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</style:style>
    <text:list-style style:name="L1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REMERCIEMENTS </text:p>
      <text:p text:style-name="Standard">SOMMAIRE </text:p>
      <text:p text:style-name="Standard">INTRODUCTION </text:p>
      <text:p text:style-name="Standard"/>
      <text:p text:style-name="Standard">I.PRESENTATION DE L’EXISTANT </text:p>
      <text:p text:style-name="Standard"><text:tab/>I.1. Les choix techniques </text:p>
      <text:p text:style-name="Standard"><text:tab/>I.2. Le Module Statistique en place </text:p>
      <text:p text:style-name="Standard">II. LE CAHIER DES CHARGES </text:p>
      <text:p text:style-name="Standard"><text:tab/>II.1. Spécifications et objectifs du client </text:p>
      <text:p text:style-name="Standard">III. Méthodologie de travail </text:p>
      <text:p text:style-name="Standard"><text:tab/>III.1. <text:tab/> Modèle de cycle de développement logiciel </text:p>
      <text:list xml:id="list2046379256" text:style-name="L1">
        <text:list-item>
          <text:list>
            <text:list-item>
              <text:p text:style-name="P1">Logiciel de gestion de versions de projet et Github</text:p>
            </text:list-item>
            <text:list-item>
              <text:p text:style-name="P1">Découpage des tâches et répartition</text:p>
            </text:list-item>
          </text:list>
        </text:list-item>
      </text:list>
      <text:list xml:id="list1393961255" text:style-name="L3">
        <text:list-item>
          <text:p text:style-name="P3">TRAVAIL REALISE</text:p>
        </text:list-item>
      </text:list>
      <text:list xml:id="list1534765283" text:style-name="L2">
        <text:list-item>
          <text:list>
            <text:list-item>
              <text:p text:style-name="P2">Choix d'implémentation général</text:p>
            </text:list-item>
            <text:list-item>
              <text:p text:style-name="P2">Méthode des K-Moyennes</text:p>
            </text:list-item>
            <text:list-item>
              <text:p text:style-name="P2">Méthode de Ascendante Hiérarchique</text:p>
            </text:list-item>
            <text:list-item>
              <text:p text:style-name="P2">Indice de Davies-Bouldin</text:p>
            </text:list-item>
            <text:list-item>
              <text:p text:style-name="P2">Implémentation graphique par tableau</text:p>
            </text:list-item>
            <text:list-item>
              <text:p text:style-name="P2">Implémentation graphique par graphes</text:p>
            </text:list-item>
          </text:list>
        </text:list-item>
      </text:list>
      <text:p text:style-name="Standard">V. Conclusion générale – Bilan et perspectiv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ane </meta:initial-creator>
    <meta:creation-date>2015-06-07T11:08:35</meta:creation-date>
    <dc:date>2015-06-07T11:56:13</dc:date>
    <dc:creator>Rayane </dc:creator>
    <meta:editing-duration>PT2M8S</meta:editing-duration>
    <meta:editing-cycles>1</meta:editing-cycles>
    <meta:document-statistic meta:table-count="0" meta:image-count="0" meta:object-count="0" meta:page-count="2" meta:paragraph-count="20" meta:word-count="92" meta:character-count="662" meta:non-whitespace-character-count="577"/>
    <meta:generator>LibreOffice/3.5$Linux_X86_64 LibreOffice_project/350m1$Build-2</meta:generator>
  </office:meta>
</office:document-meta>
</file>